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VERGARAY MORALES, JAIME LUIS</text:p>
            <text:p text:style-name="P5"><text:span text:style-name="T15">Dni</text:span><text:span text:style-name="T14">:4306775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LMACEN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VERGARAY MORALES, JAIME LUI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306775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REGALADO CUBAS, LADY LIS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7295804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8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2:38:2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